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2238d9" style:font-size-asian="14pt" style:font-size-complex="14pt"/>
    </style:style>
    <style:style style:name="P3" style:family="paragraph" style:parent-style-name="Text_20_body">
      <style:text-properties fo:font-size="14pt" officeooo:paragraph-rsid="002d636b" style:font-size-asian="14pt" style:font-size-complex="14pt"/>
    </style:style>
    <style:style style:name="P4" style:family="paragraph" style:parent-style-name="Text_20_body">
      <style:text-properties fo:font-size="14pt" officeooo:paragraph-rsid="004fce46" style:font-size-asian="14pt" style:font-size-complex="14pt"/>
    </style:style>
    <style:style style:name="P5" style:family="paragraph" style:parent-style-name="Standard">
      <style:text-properties fo:font-size="14pt" style:text-underline-style="none" officeooo:rsid="002238d9" officeooo:paragraph-rsid="002238d9" style:font-size-asian="14pt" style:font-size-complex="14pt"/>
    </style:style>
    <style:style style:name="P6" style:family="paragraph" style:parent-style-name="Standard">
      <style:text-properties fo:font-size="14pt" style:text-underline-style="none" officeooo:rsid="0038dd21" officeooo:paragraph-rsid="0038dd21" style:font-size-asian="14pt" style:font-size-complex="14pt"/>
    </style:style>
    <style:style style:name="P7" style:family="paragraph" style:parent-style-name="Standard">
      <style:text-properties fo:font-size="14pt" style:text-underline-style="none" officeooo:rsid="00311c6f" officeooo:paragraph-rsid="00311c6f" style:font-size-asian="12.25pt" style:font-size-complex="14pt"/>
    </style:style>
    <style:style style:name="P8" style:family="paragraph" style:parent-style-name="Standard">
      <style:text-properties fo:font-size="14pt" style:text-underline-style="none" officeooo:rsid="00488b4d" officeooo:paragraph-rsid="00488b4d" style:font-size-asian="12.25pt" style:font-size-complex="14pt"/>
    </style:style>
    <style:style style:name="P9" style:family="paragraph" style:parent-style-name="Standard">
      <style:text-properties fo:font-size="14pt" style:text-underline-style="none" officeooo:rsid="004e0ed2" officeooo:paragraph-rsid="004e0ed2" style:font-size-asian="12.25pt" style:font-size-complex="14pt"/>
    </style:style>
    <style:style style:name="P10" style:family="paragraph" style:parent-style-name="Text_20_body">
      <style:text-properties fo:font-size="14pt" officeooo:rsid="00531db8" officeooo:paragraph-rsid="00531db8" style:font-size-asian="12.25pt" style:font-size-complex="14pt"/>
    </style:style>
    <style:style style:name="P11" style:family="paragraph" style:parent-style-name="Text_20_body">
      <style:text-properties fo:font-size="14pt" officeooo:rsid="0058e95f" officeooo:paragraph-rsid="0058e95f" style:font-size-asian="12.25pt" style:font-size-complex="14pt"/>
    </style:style>
    <style:style style:name="P12" style:family="paragraph" style:parent-style-name="Text_20_body">
      <style:text-properties fo:font-size="14pt" officeooo:rsid="0060ec9d" officeooo:paragraph-rsid="0060ec9d" style:font-size-asian="12.25pt" style:font-size-complex="14pt"/>
    </style:style>
    <style:style style:name="P13" style:family="paragraph" style:parent-style-name="Text_20_body">
      <style:text-properties fo:font-size="14pt" officeooo:rsid="0067315e" officeooo:paragraph-rsid="0067315e" style:font-size-asian="12.25pt" style:font-size-complex="14pt"/>
    </style:style>
    <style:style style:name="P14" style:family="paragraph" style:parent-style-name="Text_20_body">
      <style:text-properties fo:font-size="14pt" officeooo:rsid="006b31c1" officeooo:paragraph-rsid="006b31c1" style:font-size-asian="12.25pt" style:font-size-complex="14pt"/>
    </style:style>
    <style:style style:name="P15" style:family="paragraph" style:parent-style-name="Text_20_body">
      <style:text-properties fo:font-size="14pt" officeooo:rsid="00712e56" officeooo:paragraph-rsid="00712e56" style:font-size-asian="12.25pt" style:font-size-complex="14pt"/>
    </style:style>
    <style:style style:name="P16" style:family="paragraph" style:parent-style-name="Standard">
      <style:text-properties fo:font-size="18pt" style:font-size-asian="18pt" style:font-size-complex="18pt"/>
    </style:style>
    <style:style style:name="P17" style:family="paragraph" style:parent-style-name="Standard">
      <style:text-properties fo:font-size="16pt" style:font-size-asian="16pt" style:font-size-complex="16pt"/>
    </style:style>
    <style:style style:name="P18" style:family="paragraph" style:parent-style-name="Standard">
      <style:text-properties fo:font-size="16pt" officeooo:paragraph-rsid="002c2609" style:font-size-asian="16pt" style:font-size-complex="16pt"/>
    </style:style>
    <style:style style:name="P19" style:family="paragraph" style:parent-style-name="Standard">
      <style:text-properties fo:font-size="16pt" officeooo:paragraph-rsid="004fce46" style:font-size-asian="16pt" style:font-size-complex="16pt"/>
    </style:style>
    <style:style style:name="P20" style:family="paragraph" style:parent-style-name="Standard">
      <style:text-properties fo:font-size="16pt" officeooo:rsid="002238d9" officeooo:paragraph-rsid="002238d9" style:font-size-asian="14pt" style:font-size-complex="16pt"/>
    </style:style>
    <style:style style:name="P21" style:family="paragraph" style:parent-style-name="Text_20_body">
      <style:text-properties fo:font-size="16pt" officeooo:rsid="002d636b" officeooo:paragraph-rsid="002d636b" style:font-size-asian="14pt" style:font-size-complex="16pt"/>
    </style:style>
    <style:style style:name="P22" style:family="paragraph" style:parent-style-name="Text_20_body">
      <style:text-properties fo:font-size="16pt" officeooo:rsid="0050f1e6" officeooo:paragraph-rsid="0050f1e6" style:font-size-asian="14pt" style:font-size-complex="16pt"/>
    </style:style>
    <style:style style:name="P23" style:family="paragraph" style:parent-style-name="Text_20_body">
      <style:text-properties fo:font-size="16pt" officeooo:rsid="0050f1e6" officeooo:paragraph-rsid="0054032a" style:font-size-asian="14pt" style:font-size-complex="16pt"/>
    </style:style>
    <style:style style:name="P24" style:family="paragraph" style:parent-style-name="Text_20_body">
      <style:text-properties fo:font-size="16pt" officeooo:rsid="005626f3" officeooo:paragraph-rsid="005626f3" style:font-size-asian="14pt" style:font-size-complex="16pt"/>
    </style:style>
    <style:style style:name="P25" style:family="paragraph" style:parent-style-name="Text_20_body">
      <style:text-properties fo:font-size="16pt" officeooo:rsid="005a5dc7" officeooo:paragraph-rsid="005a5dc7" style:font-size-asian="14pt" style:font-size-complex="16pt"/>
    </style:style>
    <style:style style:name="P26" style:family="paragraph" style:parent-style-name="Text_20_body">
      <style:text-properties fo:font-size="16pt" officeooo:rsid="006d6ab9" officeooo:paragraph-rsid="006d6ab9" style:font-size-asian="14pt" style:font-size-complex="16pt"/>
    </style:style>
    <style:style style:name="P27" style:family="paragraph" style:parent-style-name="Text_20_body">
      <style:text-properties fo:font-size="16pt" officeooo:rsid="006d6ab9" officeooo:paragraph-rsid="00788f41" style:font-size-asian="14pt" style:font-size-complex="16pt"/>
    </style:style>
    <style:style style:name="P28" style:family="paragraph" style:parent-style-name="Text_20_body">
      <style:text-properties fo:font-size="16pt" officeooo:rsid="006d6ab9" officeooo:paragraph-rsid="007ed1cb" style:font-size-asian="14pt" style:font-size-complex="16pt"/>
    </style:style>
    <style:style style:name="P29" style:family="paragraph" style:parent-style-name="Text_20_body">
      <style:text-properties fo:font-size="16pt" officeooo:rsid="007cfd7e" officeooo:paragraph-rsid="007cfd7e" style:font-size-asian="14pt" style:font-size-complex="16pt"/>
    </style:style>
    <style:style style:name="P30" style:family="paragraph" style:parent-style-name="Text_20_body">
      <style:text-properties fo:font-size="16pt" officeooo:rsid="007ed1cb" officeooo:paragraph-rsid="007ed1cb" style:font-size-asian="14pt" style:font-size-complex="16pt"/>
    </style:style>
    <style:style style:name="P31" style:family="paragraph" style:parent-style-name="Text_20_body">
      <style:text-properties fo:font-size="16pt" officeooo:rsid="007f5cda" officeooo:paragraph-rsid="007f5cda" style:font-size-asian="14pt" style:font-size-complex="16pt"/>
    </style:style>
    <style:style style:name="P32" style:family="paragraph" style:parent-style-name="Standard">
      <style:text-properties fo:font-size="16pt" style:text-underline-style="none" officeooo:rsid="002c2609" officeooo:paragraph-rsid="002c2609" style:font-size-asian="14pt" style:font-size-complex="16pt"/>
    </style:style>
    <style:style style:name="P33" style:family="paragraph" style:parent-style-name="Standard">
      <style:text-properties fo:font-size="16pt" style:text-underline-style="none" officeooo:rsid="00311c6f" officeooo:paragraph-rsid="00311c6f" style:font-size-asian="14pt" style:font-size-complex="16pt"/>
    </style:style>
    <style:style style:name="P34" style:family="paragraph" style:parent-style-name="Standard">
      <style:text-properties fo:font-size="16pt" style:text-underline-style="none" officeooo:rsid="0038dd21" officeooo:paragraph-rsid="0038dd21" style:font-size-asian="14pt" style:font-size-complex="16pt"/>
    </style:style>
    <style:style style:name="P35" style:family="paragraph" style:parent-style-name="Standard">
      <style:text-properties fo:font-size="16pt" style:text-underline-style="none" officeooo:rsid="0038dd21" officeooo:paragraph-rsid="003d5df4" style:font-size-asian="14pt" style:font-size-complex="16pt"/>
    </style:style>
    <style:style style:name="P36" style:family="paragraph" style:parent-style-name="Standard">
      <style:text-properties fo:font-size="16pt" style:text-underline-style="none" officeooo:rsid="00418dad" officeooo:paragraph-rsid="00418dad" style:font-size-asian="14pt" style:font-size-complex="16pt"/>
    </style:style>
    <style:style style:name="P37" style:family="paragraph" style:parent-style-name="Standard">
      <style:text-properties fo:font-size="16pt" style:text-underline-style="none" officeooo:rsid="004c4ebf" officeooo:paragraph-rsid="004c4ebf" style:font-size-asian="14pt" style:font-size-complex="16pt"/>
    </style:style>
    <style:style style:name="P38" style:family="paragraph" style:parent-style-name="Standard">
      <style:text-properties officeooo:paragraph-rsid="002c2609"/>
    </style:style>
    <style:style style:name="P39" style:family="paragraph" style:parent-style-name="Text_20_body">
      <style:text-properties fo:color="#000000" loext:opacity="100%" fo:font-size="16pt" officeooo:rsid="002eb7cb" officeooo:paragraph-rsid="002eb7cb" style:font-size-asian="14pt" style:font-size-complex="16pt"/>
    </style:style>
    <style:style style:name="P40" style:family="paragraph" style:parent-style-name="Text_20_body">
      <style:text-properties fo:color="#1155cc" loext:opacity="100%" fo:font-size="14pt" style:text-underline-style="none" officeooo:rsid="002d636b" officeooo:paragraph-rsid="002d636b" style:font-size-asian="12.25pt" style:font-size-complex="14pt"/>
    </style:style>
    <style:style style:name="P41" style:family="paragraph" style:parent-style-name="Standard">
      <style:text-properties officeooo:paragraph-rsid="004fce46"/>
    </style:style>
    <style:style style:name="P42" style:family="paragraph" style:parent-style-name="Standard" style:master-page-name="Standard">
      <style:paragraph-properties style:page-number="1"/>
    </style:style>
    <style:style style:name="P43" style:family="paragraph" style:parent-style-name="Standard" style:list-style-name="WWNum2">
      <style:paragraph-properties fo:margin-left="1.5in" fo:margin-right="0in" fo:text-indent="-0.25in" style:auto-text-indent="false"/>
    </style:style>
    <style:style style:name="P44" style:family="paragraph" style:parent-style-name="Standard" style:list-style-name="WWNum2">
      <style:paragraph-properties fo:margin-left="1in" fo:margin-right="0in" fo:text-indent="-0.25in" style:auto-text-indent="false"/>
      <style:text-properties fo:font-size="14pt" style:font-size-asian="14pt" style:font-size-complex="14pt"/>
    </style:style>
    <style:style style:name="P45" style:family="paragraph" style:parent-style-name="Standard" style:list-style-name="WWNum2">
      <style:paragraph-properties fo:margin-left="1.5in" fo:margin-right="0in" fo:text-indent="-0.25in" style:auto-text-indent="false"/>
      <style:text-properties fo:font-size="14pt" style:font-size-asian="14pt" style:font-size-complex="14pt"/>
    </style:style>
    <style:style style:name="P46" style:family="paragraph" style:parent-style-name="Standard" style:list-style-name="WWNum1">
      <style:paragraph-properties fo:margin-left="1in" fo:margin-right="0in" fo:text-indent="-0.25in" style:auto-text-indent="false"/>
      <style:text-properties fo:font-size="14pt" style:font-size-asian="14pt" style:font-size-complex="14pt"/>
    </style:style>
    <style:style style:name="P47" style:family="paragraph" style:parent-style-name="Standard" style:list-style-name="L5">
      <style:text-properties fo:font-size="14pt" style:text-underline-style="none" officeooo:rsid="00311c6f" officeooo:paragraph-rsid="00311c6f" style:font-size-asian="12.25pt" style:font-size-complex="14pt"/>
    </style:style>
    <style:style style:name="P48" style:family="paragraph" style:parent-style-name="Standard" style:list-style-name="L7">
      <style:text-properties fo:font-size="14pt" style:text-underline-style="none" officeooo:rsid="00418dad" officeooo:paragraph-rsid="00418dad" style:font-size-asian="12.25pt" style:font-size-complex="14pt"/>
    </style:style>
    <style:style style:name="P49" style:family="paragraph" style:parent-style-name="Standard" style:list-style-name="L7">
      <style:text-properties fo:font-size="14pt" style:text-underline-style="none" officeooo:rsid="0046270c" officeooo:paragraph-rsid="0046270c" style:font-size-asian="12.25pt" style:font-size-complex="14pt"/>
    </style:style>
    <style:style style:name="P50" style:family="paragraph" style:parent-style-name="Standard" style:list-style-name="L7">
      <style:text-properties fo:font-size="14pt" style:text-underline-style="none" officeooo:rsid="0047544b" officeooo:paragraph-rsid="0047544b" style:font-size-asian="12.25pt" style:font-size-complex="14pt"/>
    </style:style>
    <style:style style:name="P51" style:family="paragraph" style:parent-style-name="Standard" style:list-style-name="L7">
      <style:text-properties fo:font-size="14pt" style:text-underline-style="none" officeooo:rsid="00488b4d" officeooo:paragraph-rsid="00488b4d" style:font-size-asian="12.25pt" style:font-size-complex="14pt"/>
    </style:style>
    <style:style style:name="P52" style:family="paragraph" style:parent-style-name="Standard" style:list-style-name="L8">
      <style:text-properties fo:font-size="14pt" style:text-underline-style="none" officeooo:rsid="004c4ebf" officeooo:paragraph-rsid="004c4ebf" style:font-size-asian="12.25pt" style:font-size-complex="14pt"/>
    </style:style>
    <style:style style:name="P53" style:family="paragraph" style:parent-style-name="Standard" style:list-style-name="L8">
      <style:text-properties fo:font-size="14pt" style:text-underline-style="none" officeooo:rsid="0062a54c" officeooo:paragraph-rsid="0062a54c" style:font-size-asian="12.25pt" style:font-size-complex="14pt"/>
    </style:style>
    <style:style style:name="P54" style:family="paragraph" style:parent-style-name="Standard" style:list-style-name="L8">
      <style:text-properties fo:font-size="14pt" style:text-underline-style="none" officeooo:rsid="004c564a" officeooo:paragraph-rsid="004c564a" style:font-size-asian="12.25pt" style:font-size-complex="14pt"/>
    </style:style>
    <style:style style:name="P55" style:family="paragraph" style:parent-style-name="Standard" style:list-style-name="L8">
      <style:text-properties fo:font-size="14pt" style:text-underline-style="none" officeooo:rsid="0062bf7f" officeooo:paragraph-rsid="0062bf7f" style:font-size-asian="12.25pt" style:font-size-complex="14pt"/>
    </style:style>
    <style:style style:name="P56" style:family="paragraph" style:parent-style-name="Standard" style:list-style-name="L8">
      <style:text-properties fo:font-size="14pt" style:text-underline-style="none" officeooo:rsid="004e0ed2" officeooo:paragraph-rsid="004e0ed2" style:font-size-asian="12.25pt" style:font-size-complex="14pt"/>
    </style:style>
    <style:style style:name="P57" style:family="paragraph" style:parent-style-name="Standard" style:list-style-name="L8">
      <style:text-properties fo:font-size="14pt" style:text-underline-style="none" officeooo:rsid="0063ad18" officeooo:paragraph-rsid="0063ad18" style:font-size-asian="12.25pt" style:font-size-complex="14pt"/>
    </style:style>
    <style:style style:name="P58" style:family="paragraph" style:parent-style-name="Standard" style:list-style-name="L8">
      <style:text-properties fo:font-size="14pt" style:text-underline-style="none" officeooo:rsid="00645be1" officeooo:paragraph-rsid="00645be1" style:font-size-asian="12.25pt" style:font-size-complex="14pt"/>
    </style:style>
    <style:style style:name="P59" style:family="paragraph" style:parent-style-name="Standard" style:list-style-name="L8">
      <style:text-properties fo:font-size="14pt" style:text-underline-style="none" officeooo:rsid="00645d29" officeooo:paragraph-rsid="00645d29" style:font-size-asian="12.25pt" style:font-size-complex="14pt"/>
    </style:style>
    <style:style style:name="P60" style:family="paragraph" style:parent-style-name="Standard" style:list-style-name="L6">
      <style:text-properties fo:font-size="14pt" style:text-underline-style="none" officeooo:rsid="0038dd21" officeooo:paragraph-rsid="0038dd21" style:font-size-asian="14pt" style:font-size-complex="14pt"/>
    </style:style>
    <style:style style:name="P61" style:family="paragraph" style:parent-style-name="Standard" style:list-style-name="L6">
      <style:text-properties fo:font-size="14pt" style:text-underline-style="none" officeooo:rsid="003a1175" officeooo:paragraph-rsid="003a1175" style:font-size-asian="14pt" style:font-size-complex="14pt"/>
    </style:style>
    <style:style style:name="P62" style:family="paragraph" style:parent-style-name="Standard" style:list-style-name="L6">
      <style:text-properties fo:font-size="14pt" style:text-underline-style="none" officeooo:rsid="003d5df4" officeooo:paragraph-rsid="003d5df4" style:font-size-asian="14pt" style:font-size-complex="14pt"/>
    </style:style>
    <style:style style:name="P63" style:family="paragraph" style:parent-style-name="Text_20_body" style:list-style-name="L1">
      <style:paragraph-properties fo:margin-top="0in" fo:margin-bottom="0in" style:contextual-spacing="false"/>
      <style:text-properties fo:font-size="14pt" style:font-size-asian="14pt" style:font-size-complex="14pt"/>
    </style:style>
    <style:style style:name="P64" style:family="paragraph" style:parent-style-name="Text_20_body" style:list-style-name="L1">
      <style:text-properties fo:font-size="14pt" officeooo:rsid="0028c862" officeooo:paragraph-rsid="0028c862" style:font-size-asian="14pt" style:font-size-complex="14pt"/>
    </style:style>
    <style:style style:name="P65" style:family="paragraph" style:parent-style-name="Text_20_body" style:list-style-name="L1">
      <style:text-properties fo:font-size="14pt" officeooo:rsid="002a0206" officeooo:paragraph-rsid="002a0206" style:font-size-asian="14pt" style:font-size-complex="14pt"/>
    </style:style>
    <style:style style:name="P66" style:family="paragraph" style:parent-style-name="Text_20_body" style:list-style-name="L1">
      <style:text-properties fo:font-size="14pt" officeooo:rsid="002a9da6" officeooo:paragraph-rsid="002a9da6" style:font-size-asian="14pt" style:font-size-complex="14pt"/>
    </style:style>
    <style:style style:name="P67" style:family="paragraph" style:parent-style-name="Text_20_body" style:list-style-name="L1">
      <style:text-properties fo:font-size="14pt" officeooo:rsid="002b376d" officeooo:paragraph-rsid="002b376d" style:font-size-asian="14pt" style:font-size-complex="14pt"/>
    </style:style>
    <style:style style:name="P68" style:family="paragraph" style:parent-style-name="Text_20_body" style:list-style-name="L2">
      <style:text-properties fo:font-size="14pt" officeooo:paragraph-rsid="002c2609" style:font-size-asian="14pt" style:font-size-complex="14pt"/>
    </style:style>
    <style:style style:name="P69" style:family="paragraph" style:parent-style-name="Text_20_body" style:list-style-name="L2">
      <style:text-properties fo:font-size="14pt" officeooo:paragraph-rsid="002d636b" style:font-size-asian="14pt" style:font-size-complex="14pt"/>
    </style:style>
    <style:style style:name="P70" style:family="paragraph" style:parent-style-name="Text_20_body" style:list-style-name="L2">
      <style:paragraph-properties fo:text-align="start" style:justify-single-word="false"/>
      <style:text-properties fo:font-size="14pt" officeooo:paragraph-rsid="002d636b" style:font-size-asian="14pt" style:font-size-complex="14pt"/>
    </style:style>
    <style:style style:name="P71" style:family="paragraph" style:parent-style-name="Text_20_body" style:list-style-name="L3">
      <style:text-properties fo:font-size="14pt" officeooo:paragraph-rsid="002d636b" style:font-size-asian="14pt" style:font-size-complex="14pt"/>
    </style:style>
    <style:style style:name="P72" style:family="paragraph" style:parent-style-name="Text_20_body" style:list-style-name="L3">
      <style:text-properties fo:font-size="14pt" officeooo:paragraph-rsid="002d64cd" style:font-size-asian="14pt" style:font-size-complex="14pt"/>
    </style:style>
    <style:style style:name="P73" style:family="paragraph" style:parent-style-name="Text_20_body" style:list-style-name="L4">
      <style:text-properties fo:font-size="14pt" officeooo:rsid="002ec40d" officeooo:paragraph-rsid="002ec40d" style:font-size-asian="14pt" style:font-size-complex="14pt"/>
    </style:style>
    <style:style style:name="P74" style:family="paragraph" style:parent-style-name="Text_20_body" style:list-style-name="L4">
      <style:text-properties fo:font-size="14pt" officeooo:rsid="002f62d3" officeooo:paragraph-rsid="002f62d3" style:font-size-asian="14pt" style:font-size-complex="14pt"/>
    </style:style>
    <style:style style:name="P75" style:family="paragraph" style:parent-style-name="Text_20_body" style:list-style-name="L4">
      <style:text-properties fo:font-size="14pt" officeooo:rsid="002ffaa5" officeooo:paragraph-rsid="002ffaa5" style:font-size-asian="14pt" style:font-size-complex="14pt"/>
    </style:style>
    <style:style style:name="P76" style:family="paragraph" style:parent-style-name="Text_20_body" style:list-style-name="L9">
      <style:text-properties fo:font-size="14pt" officeooo:paragraph-rsid="004fce46" style:font-size-asian="14pt" style:font-size-complex="14pt"/>
    </style:style>
    <style:style style:name="P77" style:family="paragraph" style:parent-style-name="Text_20_body" style:list-style-name="L2">
      <style:text-properties fo:font-size="14pt" officeooo:paragraph-rsid="002c2609" style:font-size-asian="12.25pt" style:font-size-complex="14pt"/>
    </style:style>
    <style:style style:name="P78" style:family="paragraph" style:parent-style-name="Text_20_body" style:list-style-name="L9">
      <style:text-properties fo:font-size="14pt" officeooo:paragraph-rsid="004fce46" style:font-size-asian="12.25pt" style:font-size-complex="14pt"/>
    </style:style>
    <style:style style:name="P79" style:family="paragraph" style:parent-style-name="Text_20_body" style:list-style-name="L10">
      <style:text-properties fo:font-size="14pt" officeooo:rsid="0050f1e6" officeooo:paragraph-rsid="0050f1e6" style:font-size-asian="12.25pt" style:font-size-complex="14pt"/>
    </style:style>
    <style:style style:name="P80" style:family="paragraph" style:parent-style-name="Text_20_body" style:list-style-name="L10">
      <style:text-properties fo:font-size="14pt" officeooo:rsid="0050f4fb" officeooo:paragraph-rsid="0050f4fb" style:font-size-asian="12.25pt" style:font-size-complex="14pt"/>
    </style:style>
    <style:style style:name="P81" style:family="paragraph" style:parent-style-name="Text_20_body" style:list-style-name="L10">
      <style:text-properties fo:font-size="14pt" officeooo:rsid="0051de04" officeooo:paragraph-rsid="0051de04" style:font-size-asian="12.25pt" style:font-size-complex="14pt"/>
    </style:style>
    <style:style style:name="P82" style:family="paragraph" style:parent-style-name="Text_20_body" style:list-style-name="L10">
      <style:text-properties fo:font-size="14pt" officeooo:rsid="0051de04" officeooo:paragraph-rsid="00531db8" style:font-size-asian="12.25pt" style:font-size-complex="14pt"/>
    </style:style>
    <style:style style:name="P83" style:family="paragraph" style:parent-style-name="Text_20_body" style:list-style-name="L10">
      <style:text-properties fo:font-size="14pt" officeooo:rsid="00531db8" officeooo:paragraph-rsid="00531db8" style:font-size-asian="12.25pt" style:font-size-complex="14pt"/>
    </style:style>
    <style:style style:name="P84" style:family="paragraph" style:parent-style-name="Text_20_body" style:list-style-name="L11">
      <style:text-properties fo:font-size="14pt" officeooo:rsid="0054032a" officeooo:paragraph-rsid="005626f3" style:font-size-asian="12.25pt" style:font-size-complex="14pt"/>
    </style:style>
    <style:style style:name="P85" style:family="paragraph" style:parent-style-name="Text_20_body" style:list-style-name="L11">
      <style:text-properties fo:font-size="14pt" officeooo:rsid="0059cd8f" officeooo:paragraph-rsid="0059cd8f" style:font-size-asian="12.25pt" style:font-size-complex="14pt"/>
    </style:style>
    <style:style style:name="P86" style:family="paragraph" style:parent-style-name="Text_20_body" style:list-style-name="L12">
      <style:text-properties fo:font-size="14pt" officeooo:rsid="005626f3" officeooo:paragraph-rsid="005626f3" style:font-size-asian="12.25pt" style:font-size-complex="14pt"/>
    </style:style>
    <style:style style:name="P87" style:family="paragraph" style:parent-style-name="Text_20_body" style:list-style-name="L12">
      <style:text-properties fo:font-size="14pt" officeooo:rsid="00575ab0" officeooo:paragraph-rsid="00575ab0" style:font-size-asian="12.25pt" style:font-size-complex="14pt"/>
    </style:style>
    <style:style style:name="P88" style:family="paragraph" style:parent-style-name="Text_20_body" style:list-style-name="L12">
      <style:text-properties fo:font-size="14pt" officeooo:rsid="0058e95f" officeooo:paragraph-rsid="0058e95f" style:font-size-asian="12.25pt" style:font-size-complex="14pt"/>
    </style:style>
    <style:style style:name="P89" style:family="paragraph" style:parent-style-name="Text_20_body" style:list-style-name="L13">
      <style:text-properties fo:font-size="14pt" officeooo:rsid="005a5dc7" officeooo:paragraph-rsid="005a5dc7" style:font-size-asian="12.25pt" style:font-size-complex="14pt"/>
    </style:style>
    <style:style style:name="P90" style:family="paragraph" style:parent-style-name="Text_20_body" style:list-style-name="L13">
      <style:text-properties fo:font-size="14pt" officeooo:rsid="005a8fb2" officeooo:paragraph-rsid="005a8fb2" style:font-size-asian="12.25pt" style:font-size-complex="14pt"/>
    </style:style>
    <style:style style:name="P91" style:family="paragraph" style:parent-style-name="Text_20_body" style:list-style-name="L13">
      <style:text-properties fo:font-size="14pt" officeooo:rsid="005c5ede" officeooo:paragraph-rsid="005c5ede" style:font-size-asian="12.25pt" style:font-size-complex="14pt"/>
    </style:style>
    <style:style style:name="P92" style:family="paragraph" style:parent-style-name="Text_20_body" style:list-style-name="L13">
      <style:text-properties fo:font-size="14pt" officeooo:rsid="005d77e8" officeooo:paragraph-rsid="005d77e8" style:font-size-asian="12.25pt" style:font-size-complex="14pt"/>
    </style:style>
    <style:style style:name="P93" style:family="paragraph" style:parent-style-name="Text_20_body" style:list-style-name="L13">
      <style:text-properties fo:font-size="14pt" officeooo:rsid="005f4227" officeooo:paragraph-rsid="005f4227" style:font-size-asian="12.25pt" style:font-size-complex="14pt"/>
    </style:style>
    <style:style style:name="P94" style:family="paragraph" style:parent-style-name="Text_20_body" style:list-style-name="L13">
      <style:text-properties fo:font-size="14pt" officeooo:rsid="0060ec9d" officeooo:paragraph-rsid="0060ec9d" style:font-size-asian="12.25pt" style:font-size-complex="14pt"/>
    </style:style>
    <style:style style:name="P95" style:family="paragraph" style:parent-style-name="Text_20_body" style:list-style-name="L14">
      <style:text-properties fo:font-size="14pt" officeooo:rsid="0067315e" officeooo:paragraph-rsid="0067315e" style:font-size-asian="12.25pt" style:font-size-complex="14pt"/>
    </style:style>
    <style:style style:name="P96" style:family="paragraph" style:parent-style-name="Text_20_body" style:list-style-name="L14">
      <style:text-properties fo:font-size="14pt" officeooo:rsid="006af564" officeooo:paragraph-rsid="006af564" style:font-size-asian="12.25pt" style:font-size-complex="14pt"/>
    </style:style>
    <style:style style:name="P97" style:family="paragraph" style:parent-style-name="Text_20_body" style:list-style-name="L14">
      <style:text-properties fo:font-size="14pt" officeooo:rsid="006b31c1" officeooo:paragraph-rsid="006b31c1" style:font-size-asian="12.25pt" style:font-size-complex="14pt"/>
    </style:style>
    <style:style style:name="P98" style:family="paragraph" style:parent-style-name="Text_20_body" style:list-style-name="L15">
      <style:text-properties fo:font-size="14pt" officeooo:rsid="006d6ab9" officeooo:paragraph-rsid="006d6ab9" style:font-size-asian="12.25pt" style:font-size-complex="14pt"/>
    </style:style>
    <style:style style:name="P99" style:family="paragraph" style:parent-style-name="Text_20_body" style:list-style-name="L15">
      <style:text-properties fo:font-size="14pt" officeooo:rsid="006d6e16" officeooo:paragraph-rsid="006d6e16" style:font-size-asian="12.25pt" style:font-size-complex="14pt"/>
    </style:style>
    <style:style style:name="P100" style:family="paragraph" style:parent-style-name="Text_20_body" style:list-style-name="L15">
      <style:text-properties fo:font-size="14pt" officeooo:rsid="006daab6" officeooo:paragraph-rsid="006daab6" style:font-size-asian="12.25pt" style:font-size-complex="14pt"/>
    </style:style>
    <style:style style:name="P101" style:family="paragraph" style:parent-style-name="Text_20_body" style:list-style-name="L15">
      <style:text-properties fo:font-size="14pt" officeooo:rsid="006f0d11" officeooo:paragraph-rsid="006f0d11" style:font-size-asian="12.25pt" style:font-size-complex="14pt"/>
    </style:style>
    <style:style style:name="P102" style:family="paragraph" style:parent-style-name="Text_20_body" style:list-style-name="L15">
      <style:text-properties fo:font-size="14pt" officeooo:rsid="006fef38" officeooo:paragraph-rsid="006fef38" style:font-size-asian="12.25pt" style:font-size-complex="14pt"/>
    </style:style>
    <style:style style:name="P103" style:family="paragraph" style:parent-style-name="Text_20_body" style:list-style-name="L15">
      <style:text-properties fo:font-size="14pt" officeooo:rsid="0070aff3" officeooo:paragraph-rsid="0070aff3" style:font-size-asian="12.25pt" style:font-size-complex="14pt"/>
    </style:style>
    <style:style style:name="P104" style:family="paragraph" style:parent-style-name="Text_20_body" style:list-style-name="L15">
      <style:text-properties fo:font-size="14pt" officeooo:rsid="00712e56" officeooo:paragraph-rsid="00712e56" style:font-size-asian="12.25pt" style:font-size-complex="14pt"/>
    </style:style>
    <style:style style:name="P105" style:family="paragraph" style:parent-style-name="Text_20_body" style:list-style-name="L3">
      <style:text-properties fo:color="#000000" loext:opacity="100%" fo:font-size="14pt" style:text-underline-style="none" officeooo:rsid="002d636b" officeooo:paragraph-rsid="002d636b" style:font-size-asian="12.25pt" style:font-size-complex="14pt"/>
    </style:style>
    <style:style style:name="P106" style:family="paragraph" style:parent-style-name="Text_20_body" style:list-style-name="L3">
      <style:text-properties fo:color="#000000" loext:opacity="100%" fo:font-size="14pt" style:text-underline-style="none" officeooo:rsid="002d636b" officeooo:paragraph-rsid="002d64cd" style:font-size-asian="12.25pt" style:font-size-complex="14pt"/>
    </style:style>
    <style:style style:name="P107" style:family="paragraph" style:parent-style-name="Text_20_body" style:list-style-name="L4">
      <style:text-properties fo:color="#000000" loext:opacity="100%" fo:font-size="14pt" officeooo:rsid="002eb7cb" officeooo:paragraph-rsid="002eb7cb" style:font-size-asian="14pt" style:font-size-complex="14pt"/>
    </style:style>
    <style:style style:name="P108" style:family="paragraph" style:parent-style-name="Text_20_body" style:list-style-name="L9">
      <style:text-properties officeooo:paragraph-rsid="004fce46"/>
    </style:style>
    <style:style style:name="P109" style:family="paragraph" style:parent-style-name="Text_20_body" style:list-style-name="L11">
      <style:text-properties officeooo:rsid="0059cd8f" officeooo:paragraph-rsid="0059cd8f"/>
    </style:style>
    <style:style style:name="P110" style:family="paragraph" style:parent-style-name="Text_20_body" style:list-style-name="L16">
      <style:text-properties fo:font-size="16pt" officeooo:rsid="00788f41" officeooo:paragraph-rsid="00788f41" style:font-size-asian="14pt" style:font-size-complex="16pt"/>
    </style:style>
    <style:style style:name="P111" style:family="paragraph" style:parent-style-name="Text_20_body" style:list-style-name="L16">
      <style:text-properties fo:font-size="16pt" officeooo:rsid="007b5def" officeooo:paragraph-rsid="007b5def" style:font-size-asian="14pt" style:font-size-complex="16pt"/>
    </style:style>
    <style:style style:name="P112" style:family="paragraph" style:parent-style-name="Text_20_body" style:list-style-name="L16">
      <style:text-properties fo:font-size="16pt" officeooo:rsid="007cfd7e" officeooo:paragraph-rsid="007cfd7e" style:font-size-asian="14pt" style:font-size-complex="16pt"/>
    </style:style>
    <style:style style:name="P113" style:family="paragraph" style:parent-style-name="Text_20_body" style:list-style-name="L17">
      <style:text-properties fo:font-size="16pt" officeooo:rsid="006d6ab9" officeooo:paragraph-rsid="007ed1cb" style:font-size-asian="14pt" style:font-size-complex="16pt"/>
    </style:style>
    <style:style style:name="P114" style:family="paragraph" style:parent-style-name="Text_20_body" style:list-style-name="L17">
      <style:text-properties fo:font-size="16pt" officeooo:rsid="007ed1cb" officeooo:paragraph-rsid="007ed1cb" style:font-size-asian="14pt" style:font-size-complex="16pt"/>
    </style:style>
    <style:style style:name="P115" style:family="paragraph" style:parent-style-name="Text_20_body" style:list-style-name="L18">
      <style:text-properties fo:font-size="16pt" officeooo:rsid="007f5cda" officeooo:paragraph-rsid="007f5cda" style:font-size-asian="14pt" style:font-size-complex="16pt"/>
    </style:style>
    <style:style style:name="P116" style:family="paragraph" style:parent-style-name="Text_20_body" style:list-style-name="L18">
      <style:text-properties fo:font-size="16pt" officeooo:rsid="008095af" officeooo:paragraph-rsid="008095af" style:font-size-asian="14pt" style:font-size-complex="16pt"/>
    </style:style>
    <style:style style:name="P117" style:family="paragraph" style:parent-style-name="Text_20_body" style:list-style-name="L18">
      <style:text-properties fo:font-size="16pt" officeooo:rsid="00814fd2" officeooo:paragraph-rsid="00814fd2" style:font-size-asian="14pt" style:font-size-complex="16pt"/>
    </style:style>
    <style:style style:name="P118" style:family="paragraph" style:parent-style-name="Text_20_body">
      <style:text-properties fo:font-size="16pt" officeooo:rsid="00814fd2" officeooo:paragraph-rsid="00814fd2" style:font-size-asian="14pt" style:font-size-complex="16pt"/>
    </style:style>
    <style:style style:name="P119" style:family="paragraph" style:parent-style-name="Text_20_body">
      <style:text-properties fo:font-size="16pt" officeooo:rsid="008405ba" officeooo:paragraph-rsid="008405ba" style:font-size-asian="14pt" style:font-size-complex="16pt"/>
    </style:style>
    <style:style style:name="P120" style:family="paragraph" style:parent-style-name="Text_20_body" style:list-style-name="L19">
      <style:text-properties fo:font-size="16pt" officeooo:rsid="008405ba" officeooo:paragraph-rsid="008405ba" style:font-size-asian="14pt" style:font-size-complex="16pt"/>
    </style:style>
    <style:style style:name="T1" style:family="text">
      <style:text-properties fo:font-size="16pt" style:font-size-asian="16pt" style:font-size-complex="16pt"/>
    </style:style>
    <style:style style:name="T2" style:family="text">
      <style:text-properties fo:font-size="16pt" style:text-underline-style="none" officeooo:rsid="002c2609" style:font-size-asian="14pt" style:font-size-complex="16pt"/>
    </style:style>
    <style:style style:name="T3" style:family="text">
      <style:text-properties fo:font-size="16pt" style:text-underline-style="none" officeooo:rsid="004fce46" style:font-size-asian="14pt" style:font-size-complex="16pt"/>
    </style:style>
    <style:style style:name="T4" style:family="text">
      <style:text-properties fo:font-size="16pt" officeooo:rsid="0038dd21" style:font-size-complex="16pt"/>
    </style:style>
    <style:style style:name="T5" style:family="text">
      <style:text-properties fo:color="#1155cc" loext:opacity="100%" fo:font-size="18pt" style:text-underline-style="solid" style:text-underline-width="auto" style:text-underline-color="font-color" style:font-size-asian="18pt" style:font-size-complex="18pt"/>
    </style:style>
    <style:style style:name="T6" style:family="text">
      <style:text-properties fo:color="#1155cc" loext:opacity="100%" style:text-underline-style="solid" style:text-underline-width="auto" style:text-underline-color="font-color"/>
    </style:style>
    <style:style style:name="T7" style:family="text">
      <style:text-properties fo:color="#1155cc" loext:opacity="100%" style:text-underline-style="solid" style:text-underline-width="auto" style:text-underline-color="font-color" officeooo:rsid="0022dcdd" style:font-size-asian="16pt"/>
    </style:style>
    <style:style style:name="T8" style:family="text">
      <style:text-properties fo:color="#1155cc" loext:opacity="100%" style:text-underline-style="none" style:font-size-asian="16pt"/>
    </style:style>
    <style:style style:name="T9" style:family="text">
      <style:text-properties fo:font-size="18pt" style:font-size-asian="18pt" style:font-size-complex="18pt"/>
    </style:style>
    <style:style style:name="T10" style:family="text">
      <style:text-properties fo:font-size="14pt" style:font-size-asian="14pt" style:font-size-complex="14pt"/>
    </style:style>
    <style:style style:name="T11" style:family="text">
      <style:text-properties fo:font-size="14pt" style:font-size-asian="12.25pt" style:font-size-complex="14pt"/>
    </style:style>
    <style:style style:name="T12" style:family="text">
      <style:text-properties fo:font-size="14pt" officeooo:rsid="004fce46" style:font-size-asian="12.25pt" style:font-size-complex="14pt"/>
    </style:style>
    <style:style style:name="T13" style:family="text">
      <style:text-properties fo:font-size="14pt" officeooo:rsid="0054032a" style:font-size-asian="12.25pt" style:font-size-complex="14pt"/>
    </style:style>
    <style:style style:name="T14" style:family="text">
      <style:text-properties fo:color="#000000" loext:opacity="100%"/>
    </style:style>
    <style:style style:name="T15" style:family="text">
      <style:text-properties fo:color="#000000" loext:opacity="100%" style:text-underline-style="none" officeooo:rsid="0022dcdd" style:font-size-asian="16pt"/>
    </style:style>
    <style:style style:name="T16" style:family="text">
      <style:text-properties fo:color="#000000" loext:opacity="100%" officeooo:rsid="002eb7cb"/>
    </style:style>
    <style:style style:name="T17" style:family="text">
      <style:text-properties fo:color="#000000" loext:opacity="100%" officeooo:rsid="0065259f"/>
    </style:style>
    <style:style style:name="T18" style:family="text">
      <style:text-properties officeooo:rsid="0026db27"/>
    </style:style>
    <style:style style:name="T19" style:family="text">
      <style:text-properties officeooo:rsid="0028c862"/>
    </style:style>
    <style:style style:name="T20" style:family="text">
      <style:text-properties style:text-position="sub 58%"/>
    </style:style>
    <style:style style:name="T21" style:family="text">
      <style:text-properties style:font-size-asian="16pt"/>
    </style:style>
    <style:style style:name="T22" style:family="text">
      <style:text-properties style:text-underline-style="none"/>
    </style:style>
    <style:style style:name="T23" style:family="text">
      <style:text-properties style:text-position="super 58%"/>
    </style:style>
    <style:style style:name="T24" style:family="text">
      <style:text-properties officeooo:rsid="002ffaa5"/>
    </style:style>
    <style:style style:name="T25" style:family="text">
      <style:text-properties officeooo:rsid="003310b9"/>
    </style:style>
    <style:style style:name="T26" style:family="text">
      <style:text-properties officeooo:rsid="00430643"/>
    </style:style>
    <style:style style:name="T27" style:family="text">
      <style:text-properties officeooo:rsid="0046270c"/>
    </style:style>
    <style:style style:name="T28" style:family="text">
      <style:text-properties officeooo:rsid="004c4ebf"/>
    </style:style>
    <style:style style:name="T29" style:family="text">
      <style:text-properties officeooo:rsid="00531db8"/>
    </style:style>
    <style:style style:name="T30" style:family="text">
      <style:text-properties officeooo:rsid="005c5ede"/>
    </style:style>
    <style:style style:name="T31" style:family="text">
      <style:text-properties officeooo:rsid="0061dcdd"/>
    </style:style>
    <style:style style:name="T32" style:family="text">
      <style:text-properties officeooo:rsid="0063ad18"/>
    </style:style>
    <style:style style:name="T33" style:family="text">
      <style:text-properties officeooo:rsid="0065259f"/>
    </style:style>
    <style:style style:name="T34" style:family="text">
      <style:text-properties officeooo:rsid="006a2be8"/>
    </style:style>
    <style:style style:name="T35" style:family="text">
      <style:text-properties officeooo:rsid="006b2d19"/>
    </style:style>
    <style:style style:name="T36" style:family="text">
      <style:text-properties officeooo:rsid="006fef38"/>
    </style:style>
    <style:style style:name="T37" style:family="text">
      <style:text-properties officeooo:rsid="0071c16d"/>
    </style:style>
    <style:style style:name="T38" style:family="text">
      <style:text-properties officeooo:rsid="007a20e2"/>
    </style:style>
    <style:style style:name="T39" style:family="text">
      <style:text-properties officeooo:rsid="007cfd7e"/>
    </style:style>
    <style:style style:name="T40" style:family="text">
      <style:text-properties officeooo:rsid="008407a3"/>
    </style:style>
    <style:style style:name="T41" style:family="text">
      <style:text-properties officeooo:rsid="0084326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9">Notes on </text:span><text:a xlink:type="simple" xlink:href="https://arxiv.org/pdf/2310.07521.pdf" text:style-name="ListLabel_20_29" text:visited-style-name="ListLabel_20_29"><text:span text:style-name="T5">Survey on Factuality</text:span></text:a><text:span text:style-name="T9">:</text:span></text:p>
      <text:p text:style-name="P16"/>
      <text:p text:style-name="Standard"><text:span text:style-name="T9"><text:tab/></text:span><text:span text:style-name="T10">Hallucination vs Factuality: Hallucination when LLM gives answers unrelated to the prompt. Hallucination can be factually correct even if it is the wrong topic. Factuality when LLM omits some details or gives the incorrect answer.</text:span></text:p>
      <text:p text:style-name="P1"/>
      <text:p text:style-name="P1"><text:tab/>Questions based on false premises are often incorrectly answered. </text:p>
      <text:p text:style-name="P1"/>
      <text:p text:style-name="P1"><text:tab/>Kadavath et al. investigate whether language models can evaluate the accuracy of their own assertions and predict which questions they can answer correctly. It is found that larger models are well-calibrated on diverse multiple-choice and true/false questions if given in the appropriate</text:p>
      <text:p text:style-name="P1">format. The approach to self-evaluation on open-ended tasks is to ask the models to initially suggest answers, and then evaluate the probability (P[True]) that their answers are correct. This resulted in compelling performance, calibration, and scaling on a diverse range of tasks. Furthermore, self-evaluation performance improved when the models are allowed to consider many of their own suggestions before predicting the validity of a specific one.</text:p>
      <text:p text:style-name="P1"/>
      <text:p text:style-name="P1"><text:tab/>Causal Tracing measures the impact of hidden states and activations. With the help of causal tracing, it was possible to show that the factual knowledge was stored in the early layer feed forward network(FFN).</text:p>
      <text:p text:style-name="P1"/>
      <text:p text:style-name="P1"><text:tab/>Parametric Knowledge vs Retrieved Knowledge. Yu et al explore whether the internal knowledge of LLMs can replace the retrieved documents on knowledge-intensive tasks. They ask LLMs, such as InstructGPT, to directly generate contexts given a question rather than retrieving them from the database. They find the generated documents contain the golden answers more often than the top retrieved documents.</text:p>
      <text:p text:style-name="P1"/>
      <text:p text:style-name="P1"><text:tab/> Interestingly, the study finds that using counterfactual</text:p>
      <text:p text:style-name="P1">context enhances the model’s faithfulness, while original context, sourced <text:soft-page-break/>from platforms like Wikipedia, might induce a simplicity bias, leading LLMs to answer questions without heavily relying on the context.</text:p>
      <text:p text:style-name="P1"/>
      <text:p text:style-name="P1"><text:tab/>In conclusion, while studies like Li et al . and Zhou et al. emphasize the challenges and potential solutions in making LLMs more context-aware, others like Yue et al. and Xie highlight the inherent biases and limitations of LLMs. The overarching theme is the need for a balanced approach, where LLMs effectively leverage both their internal knowledge and external context to produce accurate and coherent outputs.</text:p>
      <text:p text:style-name="P1"/>
      <text:p text:style-name="P1"/>
      <text:p text:style-name="Standard"><text:span text:style-name="T10"><text:tab/></text:span><text:span text:style-name="T1">Causes of Factual errors:</text:span></text:p>
      <text:p text:style-name="P17"><text:tab/></text:p>
      <text:list xml:id="list825780897" text:style-name="WWNum2">
        <text:list-item>
          <text:p text:style-name="P44">Model-level causes: </text:p>
          <text:list>
            <text:list-item>
              <text:p text:style-name="P45">Domain knowledge deficit</text:p>
            </text:list-item>
            <text:list-item>
              <text:p text:style-name="P45">Outdated Info</text:p>
            </text:list-item>
            <text:list-item>
              <text:p text:style-name="P45">Lack of Memorization: LLMs don’t always ‘memorize’ the training data. For eg. When a fact isn’t emphasized much or is very rare. </text:p>
            </text:list-item>
            <text:list-item>
              <text:p text:style-name="P43"><text:span text:style-name="T10">Forgetting: During fine-tuning or further training, old data is lost.</text:span>ion of a genetically identical copy of a human. The term is generally used to refer to artificial human cloning, which is the reproduction of human cells and tissue. It does not refer to the natural conception and delivery of identical twins. The possibilities of human cloning have raised controversies. These ethical concerns have prompted several nations to pass laws regarding human cloning. </text:p>
            </text:list-item>
            <text:list-item>
              <text:p text:style-name="P45">Reasoning Failure: Eg. LLMs can say that “A is the son of B” but can’t conceptualize that “B is the mother of A” </text:p>
            </text:list-item>
          </text:list>
        </text:list-item>
        <text:list-item>
          <text:p text:style-name="P44">Retrieval-level causes:</text:p>
          <text:list>
            <text:list-item>
              <text:p text:style-name="P45">Insufficient Info: If the retrieved data doesn’t provide much context then the LLM might produce generic answers or less factual answers.</text:p>
            </text:list-item>
            <text:list-item>
              <text:p text:style-name="P45">Misinformation: During further training, when the LLM comes across a conflict in information then the LLM trusts the intrinsic knowledge which might lead to <text:soft-page-break/>misinformation.</text:p>
            </text:list-item>
            <text:list-item>
              <text:p text:style-name="P45">Distracting Info: When the LLM comes across words like “Russian Movie” and “Director” then the LLM might provide an output saying that the director is Russian. It is more effective to give useful and important information either at the beginning or end of an input context.</text:p>
            </text:list-item>
            <text:list-item>
              <text:p text:style-name="P45">Misinterpretation of the prompt</text:p>
            </text:list-item>
          </text:list>
        </text:list-item>
        <text:list-item>
          <text:p text:style-name="P44">Inference level causes: </text:p>
          <text:list>
            <text:list-item>
              <text:p text:style-name="P45">Snowballing: When the LLM misinterprets the prompt and starts from a false premise then the results from thereon will be even more incorrect and it deviates more from the prompt.</text:p>
            </text:list-item>
            <text:list-item>
              <text:p text:style-name="P45">Erroneous Decoding</text:p>
            </text:list-item>
            <text:list-item>
              <text:p text:style-name="P45">Exposure bias</text:p>
            </text:list-item>
          </text:list>
        </text:list-item>
      </text:list>
      <text:p text:style-name="P1"/>
      <text:p text:style-name="P1"><text:tab/></text:p>
      <text:p text:style-name="Standard"><text:span text:style-name="T10"><text:tab/></text:span><text:span text:style-name="T1">Enhancement:</text:span></text:p>
      <text:list xml:id="list2474654726" text:style-name="WWNum1">
        <text:list-item>
          <text:p text:style-name="P46">Supervised Fine tuning</text:p>
        </text:list-item>
        <text:list-item>
          <text:p text:style-name="P46">Model Editing: Inference-Time-Intervention(ITI) is used to adjust the activation of the model during inference.</text:p>
        </text:list-item>
        <text:list-item>
          <text:p text:style-name="P46">Tailored Prompting: For eg. mentioning ‘Based on Wikipedia’</text:p>
        </text:list-item>
        <text:list-item>
          <text:p text:style-name="P46">Retrieval Augmented Generation(RAG) and different types of methods within RAG to retrieve data. Methods are based on when to retrieve(Eg. When the probability of a token is below the threshold), where to retrieve the token(Database or Dataset or some other resource),etc.</text:p>
        </text:list-item>
        <text:list-item>
          <text:p text:style-name="P46">Training from Scratch: Require more computation and time but will have only relevant data if trained for a specific domain</text:p>
        </text:list-item>
      </text:list>
      <text:p text:style-name="P1"><text:tab/></text:p>
      <text:p text:style-name="P1"/>
      <text:p text:style-name="P1"/>
      <text:p text:style-name="P1"/>
      <text:p text:style-name="P1"/>
      <text:p text:style-name="P1"/>
      <text:p text:style-name="P1"/>
      <text:p text:style-name="P1"><text:soft-page-break/></text:p>
      <text:p text:style-name="P1"/>
      <text:p text:style-name="P1"/>
      <text:p text:style-name="P1"/>
      <text:p text:style-name="P20">Notes on <text:span text:style-name="T7">Factuality Enhanced Language Models for Open-Ended Text Generation</text:span><text:span text:style-name="T15">:</text:span></text:p>
      <text:p text:style-name="P2"/>
      <text:list xml:id="list2558920380" text:style-name="L1">
        <text:list-item>
          <text:p text:style-name="P63"><text:span text:style-name="T18">L</text:span>arger LMs are more factual than smaller ones, contrary to a previous study's suggestion. </text:p>
        </text:list-item>
        <text:list-item>
          <text:p text:style-name="P63">The paper highlights that popular sampling algorithms, such as top-p, can harm factuality due to the uniform randomness introduced at each sampling step. <text:span text:style-name="T18">Such sampling algorithms can change important parts of a text </text:span><text:span text:style-name="T19">or named entities</text:span><text:span text:style-name="T18">.</text:span></text:p>
        </text:list-item>
        <text:list-item>
          <text:p text:style-name="P63"><text:span text:style-name="T18">F</text:span>actual-nucleus sampling algorithm <text:span text:style-name="T19">improves the awareness of facts during training</text:span></text:p>
        </text:list-item>
        <text:list-item>
          <text:p text:style-name="P64">It is observed that larger LMs have problems in recalling conceptual knowledge rather than factual knowledge.</text:p>
        </text:list-item>
        <text:list-item>
          <text:p text:style-name="P65">Prompts significantly impact the factuality of the output. False premises often lead to false outcomes.</text:p>
        </text:list-item>
        <text:list-item>
          <text:p text:style-name="P65">Nucleus sampling algorithm (a.k.a. top- p ) samples only from the top subword candidates with total cumulative probability p . It is popular for open-ended text generation because it solves the degeneration problems of the greedy decoding algorithm (e.g., repetition)</text:p>
        </text:list-item>
        <text:list-item>
          <text:p text:style-name="P65">Greedy decoding is more factual because its way of choosing the word with the highest probability minimizes randomness and maximizes the utilization of parametric knowledge of LM. However, greedy decoding sacrifices generation diversity and quality.</text:p>
        </text:list-item>
        <text:list-item>
          <text:p text:style-name="P66">Most common errors after analysis and exper<text:span text:style-name="T33">i</text:span>menting: Named entity mix-up and fabricate fact(arises when the data is trained on fictional data like Jon Snow is the king)</text:p>
        </text:list-item>
        <text:list-item>
          <text:p text:style-name="P66">Problem for factuality during training: Use of pronouns hamper the factuality, since during during, the documents are split into different <text:soft-page-break/>fragments or chunks so that the pronouns like “he, she” get incorrectly bundled with other named entities.</text:p>
        </text:list-item>
        <text:list-item>
          <text:p text:style-name="P67">Effect of TOPICPREFIX Continued pre-training of 1.3B LM with TOPICPREFIX preprocessed Wikipedia alone can already improve the factuality, especially in terms of NE<text:span text:style-name="T20">Er</text:span> . For example, it reduces the NE<text:span text:style-name="T20">ER</text:span> from 42.1% to 27.6% when we use the factual-nucleus decoding (0.9 | 0.9 | 0.3), which even outperforms the 1.3B with greedy decoding ( NE<text:span text:style-name="T20">ER</text:span>: 27.6% vs. 39.9% ) with much less repetition (8.0% vs. 33.1%).</text:p>
        </text:list-item>
      </text:list>
      <text:p text:style-name="P5"/>
      <text:p text:style-name="P5"/>
      <text:p text:style-name="P5"/>
      <text:p text:style-name="P38"><text:span text:style-name="T2">Notes on </text:span><text:a xlink:type="simple" xlink:href="https://arxiv.org/abs/2305.17819" text:style-name="Internet_20_link" text:visited-style-name="Visited_20_Internet_20_Link"><text:span text:style-name="T1">Large Language Models, scientific knowledge and factuality: A systematic analysis in antibiotic discovery</text:span></text:a></text:p>
      <text:p text:style-name="P18"/>
      <text:list xml:id="list1338442420" text:style-name="L2">
        <text:list-item>
          <text:p text:style-name="P77">The paper explores the potential of Large Language Models (LLMs) in biomedical research, specifically in the context of antibiotic discovery. </text:p>
        </text:list-item>
        <text:list-item>
          <text:p text:style-name="P68">LLMs are trained on a large corpus of scientific literature and can help extract information and drive new advancements in accessing medical evidence. </text:p>
        </text:list-item>
        <text:list-item>
          <text:p text:style-name="P68">The focus is on understanding the relational evidence between organisms, associated chemicals, and their antibiotic properties. </text:p>
        </text:list-item>
        <text:list-item>
          <text:p text:style-name="P68">The paper systematically assesses nine state-of-the-art models, including ChatGPT and GPT-4, in two prompting-based tasks: chemical compound definition generation and chemical compound-fungus relation determination. </text:p>
        </text:list-item>
        <text:list-item>
          <text:p text:style-name="P68">Results indicate that while recent models have improved in fluency, factual accuracy is still low and models are biased towards over-represented entities. </text:p>
        </text:list-item>
        <text:list-item>
          <text:p text:style-name="P68">The paper questions the ability of LLMs to serve as biomedical knowledge bases and highlights the need for additional evaluation <text:soft-page-break/>frameworks.</text:p>
        </text:list-item>
        <text:list-item>
          <text:p text:style-name="P69">Factual accuracy of LLMs is still low, despite improvements in fluency. </text:p>
        </text:list-item>
        <text:list-item>
          <text:p text:style-name="P69">Models tend to be biased towards over-represented entities. </text:p>
        </text:list-item>
        <text:list-item>
          <text:p text:style-name="P69">The best performing GPT-4 model produced factual definitions for 70% of chemical compounds and 43.6% factual relations to fungi.</text:p>
        </text:list-item>
        <text:list-item>
          <text:p text:style-name="P69">The best open source model, BioGPT-large, achieved 30% factual definitions for compounds and 30% factual relations for the best-performing prompt. </text:p>
        </text:list-item>
        <text:list-item>
          <text:p text:style-name="P70">LLMs are currently not suitable to be used as biomedical factual knowledge bases.</text:p>
        </text:list-item>
        <text:list-item>
          <text:p text:style-name="P69">However, there is potential for improvement as models become more domain specialized, larger in size, and receive more human feedback.</text:p>
        </text:list-item>
      </text:list>
      <text:p text:style-name="P3"/>
      <text:p text:style-name="P3"/>
      <text:p text:style-name="P21"><text:span text:style-name="T21">Notes on </text:span><text:a xlink:type="simple" xlink:href="https://aclanthology.org/2021.emnlp-tutorials.3.pdf" text:style-name="ListLabel_20_28" text:visited-style-name="ListLabel_20_28"><text:span text:style-name="T6">Knowledge-Enriched Natural Language Generation</text:span></text:a><text:span text:style-name="T8">:</text:span></text:p>
      <text:list xml:id="list1403758028" text:style-name="L3">
        <text:list-item>
          <text:p text:style-name="P105">Knowledge-enriched text generation is a challenging task that requires integrated modeling of neural representations and symbolic information, learning without direct supervisions, efficient optimization and inference, language grounding on multiple modalities, and generative reasoning with implicit commonsense knowledge and background knowledge .</text:p>
        </text:list-item>
        <text:list-item>
          <text:p text:style-name="P71">The tutorial presented in the paper aims to provide a roadmap for addressing these challenges. It explores various technical components, including knowledge representation, feeding knowledge into a generation model, evaluating generation results, and identifying the remaining challenges in knowledge-enriched text generation</text:p>
        </text:list-item>
        <text:list-item>
          <text:p text:style-name="P106">Integrated modeling of neural representations and symbolic information in sequential/hierarchical/graphical structures is a <text:soft-page-break/>challenge in knowledge-enriched text generation. </text:p>
        </text:list-item>
        <text:list-item>
          <text:p text:style-name="P72">Learning without direct supervisions due to the cost of structured annotation poses a challenge in this field. </text:p>
        </text:list-item>
        <text:list-item>
          <text:p text:style-name="P72">Efficient optimization and inference with massive and global constraints is another challenge in knowledge-enriched text generation. </text:p>
        </text:list-item>
        <text:list-item>
          <text:p text:style-name="P72">Language grounding on multiple modalities, such as incorporating knowledge from different sources, is a challenge in this area. </text:p>
        </text:list-item>
        <text:list-item>
          <text:p text:style-name="P72">Generative reasoning with implicit commonsense knowledge and background knowledge is a challenge in knowledge-enriched text generation. </text:p>
        </text:list-item>
      </text:list>
      <text:p text:style-name="P40"/>
      <text:p text:style-name="P40"/>
      <text:p text:style-name="P39"><text:span text:style-name="T22">Notes on </text:span><text:a xlink:type="simple" xlink:href="https://arxiv.org/pdf/2310.05189.pdf" text:style-name="Internet_20_link" text:visited-style-name="Visited_20_Internet_20_Link">Factuality Challenges in the Era of Large Language Models</text:a>:</text:p>
      <text:list xml:id="list1814239189" text:style-name="L4">
        <text:list-item>
          <text:p text:style-name="P107">Factuality Challenges:</text:p>
          <text:list>
            <text:list-item>
              <text:p text:style-name="P73"><text:span text:style-name="T16">C</text:span><text:span text:style-name="T14">itation/Reference: The output from the LLMs contains neither citations nor references so the ou</text:span><text:span text:style-name="T17">t</text:span><text:span text:style-name="T14">put could be a randomized text.</text:span></text:p>
            </text:list-item>
            <text:list-item>
              <text:p text:style-name="P73">Truthfulness: When asked about basic clinical questions, the LLMs answer quite accurately. However, when asked about a specific domain, its accuracy drops to around 30%</text:p>
            </text:list-item>
            <text:list-item>
              <text:p text:style-name="P73">Confident tone: LLMs mostly output in a confident tone. The output barely has words like “I think”, “maybe”, “probably”. Instead, it directly states a false fact.</text:p>
            </text:list-item>
            <text:list-item>
              <text:p text:style-name="P73"><text:s/>Fluency: The LLMs are very fluent in their answers. Numerous studies have shown that fluency shapes the perception of truth “among intelligent people, despite contradictory knowledge, for claims from unreliable sources”.</text:p>
            </text:list-item>
            <text:list-item>
              <text:p text:style-name="P73">Ease of Access: With more and more LLMs being released, the <text:soft-page-break/>normal people have easy access to such LLMs and can use them privately as well. Since it is being used privately, there is no 3<text:span text:style-name="T23">rd</text:span> party to confirm or debunk any output from the LLM.</text:p>
            </text:list-item>
            <text:list-item>
              <text:p text:style-name="P74">Unreliable Evaluation: Evaluation until now are only average and it is still a hot topic in research. The evaluation metrics are currently being bettered.</text:p>
            </text:list-item>
          </text:list>
        </text:list-item>
        <text:list-item>
          <text:p text:style-name="P74">Threats:</text:p>
          <text:list>
            <text:list-item>
              <text:p text:style-name="P74">Personalized attacks</text:p>
            </text:list-item>
            <text:list-item>
              <text:p text:style-name="P74">Impersonation</text:p>
            </text:list-item>
            <text:list-item>
              <text:p text:style-name="P74">Bypassing current evaluation techniques by generating a randomized and diversified truth</text:p>
            </text:list-item>
          </text:list>
        </text:list-item>
        <text:list-item>
          <text:p text:style-name="P74">Mitigation:</text:p>
          <text:list>
            <text:list-item>
              <text:p text:style-name="P74">Modularized Knowledge Grounded Framework: One area where current LLMs significantly fall short is in producing timely, thorough, and well-organized presentations of factually dense information, such as situational and strategic reports.One way to ameliorate this shortcoming in the context of pre-trained LLMs involves a multi-step automated framework for gathering and organizing real-time event information. This modular design can create factually accurate content, which can be further refined using an LLM, as exemplified by SmartBook. Initially developed for efficient ground-level reportings during the Russia-Ukraine conflict, SmartBook used LLMs to generate initial situational reports by streamlining event-based timelines, structured summaries, and consolidated references.</text:p>
            </text:list-item>
            <text:list-item>
              <text:p text:style-name="P74">Proper Training and Use: LLMs to be trained on factual data <text:span text:style-name="T24">and</text:span> safety-instruction tuning.</text:p>
            </text:list-item>
            <text:list-item>
              <text:p text:style-name="P75">Knowledge-Editing: False data to be corrected by factual data and then the LLM is to be trained on that data.</text:p>
            </text:list-item>
          </text:list>
        </text:list-item>
      </text:list>
      <text:p text:style-name="P32"/>
      <text:p text:style-name="P32"/>
      <text:p text:style-name="P33"><text:soft-page-break/></text:p>
      <text:p text:style-name="P33"/>
      <text:p text:style-name="P33"/>
      <text:p text:style-name="P33">Notes on K-ADAPTER: Infusing Knowledge into Pre-Trained Models with Adapters:</text:p>
      <text:p text:style-name="P33"/>
      <text:list xml:id="list1637217598" text:style-name="L5">
        <text:list-item>
          <text:p text:style-name="P47">Language Models fail to capture rich knowledge. Therefore K-Adapters are introduced. Adapters are knowledge-specific models plugged outside of a pre-trained model, whose inputs are the output hidden-states of intermediate layers of the pre-trained model</text:p>
        </text:list-item>
        <text:list-item>
          <text:p text:style-name="P47">The results demonstrate that <text:span text:style-name="T25">the K-Adapter</text:span> model gains improvement from knowledge instead of more parameters.</text:p>
        </text:list-item>
        <text:list-item>
          <text:p text:style-name="P47">Relation classification aims to determine the correct relation between two entities in a given sentence.</text:p>
        </text:list-item>
        <text:list-item>
          <text:p text:style-name="P47">K-ADAPTER are more accurate, which demonstrate that K-A DAPTER captures richer factual knowledge than RoBERTa.</text:p>
        </text:list-item>
      </text:list>
      <text:p text:style-name="P7"/>
      <text:p text:style-name="P7"/>
      <text:p text:style-name="P7"/>
      <text:p text:style-name="P34">Notes on Harvesting Paragraph-Level Question-Answer Pairs</text:p>
      <text:p text:style-name="P34">from Wikipedia:</text:p>
      <text:p text:style-name="P6"/>
      <text:list xml:id="list442649674" text:style-name="L6">
        <text:list-item>
          <text:p text:style-name="P60">Coreference knowledge for Neural Question Generation (CorefNQG)</text:p>
        </text:list-item>
        <text:list-item>
          <text:p text:style-name="P61">First, the candidate answers are identified. For these answers, questions are generated. The questions generated should be of interest to humans(not specified how) and the questions may take some context from the sentences preceding the candidate answer.</text:p>
        </text:list-item>
        <text:list-item>
          <text:p text:style-name="P61">More specifically, given the input sentence S (containing an answer span) and the preceding context C, we first run a coreference resolution system to get the coref-clusters for S <text:soft-page-break/>and C and use them to create a coreference transformed input sentence: for each pronoun, we append its most representative non-pronominal coreferent mention.</text:p>
        </text:list-item>
        <text:list-item>
          <text:p text:style-name="P62">In the coreference cluster, all the pronouns are replaced by its non-pronomial mention.</text:p>
        </text:list-item>
        <text:list-item>
          <text:p text:style-name="P62">The nouns and their pronouns are tagged with ANT and PRO respectively and the answer to the generated question is tagged with ANS.</text:p>
        </text:list-item>
        <text:list-item>
          <text:p text:style-name="P62">Final Encoder Input As noted above, the final input to the LSTM-based encoder is a concatenation of (1) the refined coreference position feature embedding, (2) the answer position feature embedding, and (3) the word embedding for the token<text:span text:style-name="T4"><text:tab/></text:span></text:p>
        </text:list-item>
      </text:list>
      <text:p text:style-name="P35"/>
      <text:p text:style-name="P35"/>
      <text:p text:style-name="P35"/>
      <text:p text:style-name="P36">Notes on Generating Benchmarks for Factuality Evaluation of Language Models:</text:p>
      <text:list xml:id="list363011001" text:style-name="L7">
        <text:list-item>
          <text:list>
            <text:list-item>
              <text:p text:style-name="P48">LLMs underrepresent rare facts <text:span text:style-name="T26">and overrepresent known facts. To uniformly test the factuality of an LLM, FACTOR() was inroduced Factual Assessment </text:span>via Corpus TransfORmation.</text:p>
            </text:list-item>
            <text:list-item>
              <text:p text:style-name="P48"><text:span text:style-name="T27">G</text:span>iven an (unlabeled) evaluation corpus, we define a multi-choice task where each example is comprised of a multi-sentence prefix, a single factual next sentence completion, and three non-factual alternative completion. We then describe our FACTOR dataset creation pipeline, which given a corpus generates a FACTOR benchmark automatically. Lastly, we describe our application of this pipeline to two corpora: Wikipedia and news, creating Wiki-FACTOR and News-FACTOR, and verify the quality of these</text:p>
              <text:p text:style-name="P48">datasets through manual annotations against the required properties.</text:p>
            </text:list-item>
            <text:list-item>
              <text:p text:style-name="P49">Given the context, 4 variations of the continuation of the context will be generated. One of the 4 will be the actual continuation while the 4 others are false. The average correctness of the generation <text:soft-page-break/>is our accuracy. </text:p>
            </text:list-item>
            <text:list-item>
              <text:p text:style-name="P49">False continuations have the properties: Factually incorrect data, grammatical error or c⁺ has a small edit distance to c⁻. (c⁺ is the correct continuation and c⁻ is the incorrect continuation)</text:p>
            </text:list-item>
            <text:list-item>
              <text:p text:style-name="P50">Error types:</text:p>
              <text:list>
                <text:list-item>
                  <text:p text:style-name="P50">Predicate error: Incorrect wording of action</text:p>
                </text:list-item>
                <text:list-item>
                  <text:p text:style-name="P50">Entity error: Name of the subject/object is wrong</text:p>
                </text:list-item>
                <text:list-item>
                  <text:p text:style-name="P50">Circumstance error: At a certain place or date</text:p>
                </text:list-item>
                <text:list-item>
                  <text:p text:style-name="P50">Coreference error: <text:s/>He/She misplaced</text:p>
                </text:list-item>
                <text:list-item>
                  <text:p text:style-name="P50">Link error: Incorrect or inconsistent text generation(For eg. They married in 1990 and divorced in 1987)</text:p>
                </text:list-item>
              </text:list>
            </text:list-item>
            <text:list-item>
              <text:p text:style-name="P51">RAG increases accuracy<text:line-break/><text:line-break/></text:p>
            </text:list-item>
          </text:list>
        </text:list-item>
      </text:list>
      <text:p text:style-name="P8"/>
      <text:p text:style-name="P37">Notes on ArgU: A Controllable Factual Argument Generator:</text:p>
      <text:list xml:id="list2747385320" text:style-name="L8">
        <text:list-item>
          <text:p text:style-name="P52">A successful narrative aiming to persuade someone should be</text:p>
          <text:p text:style-name="P52">rhetorically appealing, trustworthy, factually correct, and logically consistent, which makes formulating good arguments challenging. </text:p>
        </text:list-item>
        <text:list-item>
          <text:p text:style-name="P52"><text:span text:style-name="T31">L</text:span>acking explicit control mechanisms, neural argument generators often render illogical and inappropriate arguments, reducing their trustworthiness and applicability for practical use.</text:p>
        </text:list-item>
        <text:list-item>
          <text:p text:style-name="P52">ArgU is a neural argument generator trained on a curated and quality-controlled corpus of annotated argument texts from abortion, minimum wage, nuclear energy, gun control, the death penalty and school uniform.</text:p>
        </text:list-item>
        <text:list-item>
          <text:p text:style-name="P52">ArgU introduces an argument <text:span text:style-name="T31">generator</text:span> based on a specific pro/con stance template.</text:p>
        </text:list-item>
        <text:list-item>
          <text:p text:style-name="P53">The work is <text:span text:style-name="T28">ground</text:span>ed<text:span text:style-name="T28"> on prominent theoretical foundations, where the inference structure-based control codes derive from six Walton’s argument schemes: “Means for Goal”, “Goal from Means”, “From Consequence”, “Source Knowledge”, “Source Authority”, and “Rule or Principle”</text:span></text:p>
        </text:list-item>
        <text:list-item>
          <text:p text:style-name="P54">The paper introduces an annotation framework which identifies <text:soft-page-break/>the factual span, argument schemes and grounds the facts to a knowledge base.</text:p>
        </text:list-item>
        <text:list-item>
          <text:p text:style-name="P55">Corpus creation: From the KB, the span was idenified and the knowledge was grounded on one of the schemes of Walton.</text:p>
        </text:list-item>
        <text:list-item>
          <text:p text:style-name="P55">ArgSpan was used to automatically annotate most of the dataset.</text:p>
        </text:list-item>
        <text:list-item>
          <text:p text:style-name="P55">Dataset was expanded with crowdwork and it was annotated using ArgSpanScheme. The data was expanded for more variety and generalization.</text:p>
        </text:list-item>
        <text:list-item>
          <text:p text:style-name="P56">Certain schemes are introduced which describe the basis of the argument. It describes if it is a certain principle or if it has a certain source. It also describes the view of the argument. <text:span text:style-name="T32">This could be important in the context in which the argument will be used. In some contexts, it will be favorable to use the schema which asserts authority(“Source Authority”)</text:span></text:p>
        </text:list-item>
        <text:list-item>
          <text:p text:style-name="P57">Model architecture: Encoder-Decoder model with 2 stages for Decoder model. 1<text:span text:style-name="T23">st</text:span> stage: Generate the argument pattern from facts. 2<text:span text:style-name="T23">nd</text:span> stage: Generate argument from argument pattern and fact.</text:p>
        </text:list-item>
        <text:list-item>
          <text:p text:style-name="P58">Evaluation Metrics: </text:p>
          <text:list>
            <text:list-item>
              <text:p text:style-name="P58">Fact faithfulness : Measures how close the generated argument was close to the input argument.</text:p>
            </text:list-item>
            <text:list-item>
              <text:p text:style-name="P58">Entailment/Contradiction: Measures if the generated argument entails or contradicts the original argument.</text:p>
            </text:list-item>
          </text:list>
        </text:list-item>
        <text:list-item>
          <text:p text:style-name="P59">Evaluation showed that using ArgDual yielded the best results.</text:p>
        </text:list-item>
      </text:list>
      <text:p text:style-name="P9"/>
      <text:p text:style-name="P9"/>
      <text:p text:style-name="P9"/>
      <text:p text:style-name="P41"><text:span text:style-name="T3">Notes on </text:span><text:span text:style-name="T1">Argument Generation with Retrieval, Planning, and Realization:</text:span></text:p>
      <text:p text:style-name="P19"/>
      <text:list xml:id="list516156419" text:style-name="L9">
        <text:list-item>
          <text:p text:style-name="P78">The paper focuses on the challenging task of automatic argument generation, specifically counter-argument generation. </text:p>
        </text:list-item>
        <text:list-item>
          <text:p text:style-name="P76"><text:soft-page-break/>The authors propose a framework called CANDELA, which consists of a retrieval system and a two-step generation model. </text:p>
        </text:list-item>
        <text:list-item>
          <text:p text:style-name="P76">The retrieval system is indexed with 12 million articles from Wikipedia and popular English news media, providing access to diverse and high-quality content. </text:p>
        </text:list-item>
        <text:list-item>
          <text:p text:style-name="P76">The two-step generation model involves a text planning decoder that decides on the main talking points and language style, followed by a content realization decoder that constructs an informative paragraph-level argument.</text:p>
        </text:list-item>
        <text:list-item>
          <text:p text:style-name="P108"><text:span text:style-name="T12">Candela Framework: </text:span><text:span text:style-name="T10">The text planning decoder first decides on the main talking points and a proper language style for each sentence. The content realization decoder then reflects these decisions and constructs an informative paragraph-level argument.</text:span></text:p>
        </text:list-item>
      </text:list>
      <text:p text:style-name="P4"/>
      <text:p text:style-name="P4"/>
      <text:p text:style-name="P22">Notes on Improving Factuality and Reasoning in Language<text:line-break/>Models through Multiagent Debate:<text:line-break/></text:p>
      <text:list xml:id="list618522305" text:style-name="L10">
        <text:list-item>
          <text:p text:style-name="P79">The idea is to have multiple agents(LLMs) to debate over a certain topic by exchanging the outputs of the agents with each other and then reflecting on the answer and coming up with a modified version of the answer after receiving ideas from other agents. This takes place for a few rounds before the final answer is locked in.</text:p>
        </text:list-item>
        <text:list-item>
          <text:p text:style-name="P80">Initially, models might make false claims but as the debate goes on and exchanges take place, the agents discard the false claim and tend to agree on the factual data.</text:p>
        </text:list-item>
        <text:list-item>
          <text:p text:style-name="P81">Prompt would look like this: These are the solutions to the problem from other agents: [other answers]. Based off the opinion of other agents, can you give an updated response . . .</text:p>
        </text:list-item>
        <text:list-item>
          <text:p text:style-name="P81">Applying the “self-reflect” method.</text:p>
        </text:list-item>
        <text:list-item>
          <text:p text:style-name="P81"><text:soft-page-break/>Debating amplifies the correct answer and helps to reach the correct answer after rounds of debating even if the initial answer was wrong.</text:p>
        </text:list-item>
        <text:list-item>
          <text:p text:style-name="P82"><text:span text:style-name="T29">It was </text:span>found that approache<text:span text:style-name="T29">s </text:span>based on reflection led to poor performance in the factuality setting. In contrast, debate gives the best performance in this setting also, and significantly outperforms each baseline.</text:p>
        </text:list-item>
        <text:list-item>
          <text:p text:style-name="P83">Quality increases along with the number of agents.</text:p>
        </text:list-item>
        <text:list-item>
          <text:p text:style-name="P83">More rounds of debate led to a more factual answer. However, the factual answer was almost always reached by round 4.</text:p>
        </text:list-item>
      </text:list>
      <text:p text:style-name="P10"/>
      <text:p text:style-name="P10"/>
      <text:p text:style-name="P23">Notes on FELM: Benchmarking Factuality Evaluation of<text:line-break/>Large Language Models:</text:p>
      <text:list xml:id="list3669186573" text:style-name="L11">
        <text:list-item>
          <text:p text:style-name="P84">FELM focuses on world knowledge, science and technology, math, writing and recommendation, and reasoning.</text:p>
        </text:list-item>
        <text:list-item>
          <text:p text:style-name="P109"><text:span text:style-name="T13">W</text:span><text:span text:style-name="T11">orld knowledge: Movies, countries, dates<text:line-break/>Science and Technology: Science facts and facts which are being researched<text:line-break/>Math: Computations<text:line-break/>Writing and recommendation: Writing an essay or Email. Suggesting the best resources to learn for eg. Python<text:line-break/>Reasoning: Reaon why or how</text:span></text:p>
        </text:list-item>
        <text:list-item>
          <text:p text:style-name="P85"/>
          <text:p text:style-name="P84"><text:line-break/><text:line-break/></text:p>
        </text:list-item>
      </text:list>
      <text:p text:style-name="P24">Notes on FEVER: Fact Extraction and Verification:</text:p>
      <text:p text:style-name="P24"/>
      <text:list xml:id="list3457703837" text:style-name="L12">
        <text:list-item>
          <text:p text:style-name="P86"><text:soft-page-break/>The method outputs ‘Supported’, ‘Refuted’ or ‘Not much info’. In the first two cases, the corresponding evidence is given as output as well.</text:p>
        </text:list-item>
        <text:list-item>
          <text:p text:style-name="P86">It is based off of Wikipedia articles.</text:p>
        </text:list-item>
        <text:list-item>
          <text:p text:style-name="P87">Dataset is in JSON format and is publicly available. Topics aren’t controversial.</text:p>
        </text:list-item>
        <text:list-item>
          <text:p text:style-name="P88">Claims were generated and then were annotated manually.</text:p>
        </text:list-item>
        <text:list-item>
          <text:p text:style-name="P88">5 way agreement where score &gt; 0.68 in Fleiss’ Kappa score</text:p>
        </text:list-item>
        <text:list-item>
          <text:p text:style-name="P88">Super annotators annotated some datasets as well. Super annotators were experts in the field.</text:p>
        </text:list-item>
      </text:list>
      <text:p text:style-name="P11"/>
      <text:p text:style-name="P11"/>
      <text:p text:style-name="P25">Notes on Employing Argumentation Knowledge Graphs<text:line-break/>for Neural Argument Generation:</text:p>
      <text:list xml:id="list4064962270" text:style-name="L13">
        <text:list-item>
          <text:p text:style-name="P89">High quality argument generation for virtual assistants and argument search engines.</text:p>
        </text:list-item>
        <text:list-item>
          <text:p text:style-name="P89">This paper investigates the usage of argumentation-related knowledge graphs to control the generation of argument.</text:p>
        </text:list-item>
        <text:list-item>
          <text:p text:style-name="P89">Quality of arguments are bettered by Argumentation Knowledge Graphs. It makes the generated arguments adhere to the knowledge graph.</text:p>
        </text:list-item>
        <text:list-item>
          <text:p text:style-name="P90">Texts used to fine-tune GPT-2 for this model was collected from multiple sources which also include online debate portals. The texts included both the pro and contra stances.</text:p>
        </text:list-item>
        <text:list-item>
          <text:p text:style-name="P90">The use of knowledge graphs resulted in plausible arguments but still showed some bias. Therefore, some postprocessing steps would be needed.</text:p>
        </text:list-item>
        <text:list-item>
          <text:p text:style-name="P90">Knowledge graphs (KGs) were used to plan the content of an argument to be generated and to control its talking points. A <text:soft-page-break/>talking point is a specific aspect related to a given discussion topic. For instance, “health” is a talking point related to “smoking”.</text:p>
        </text:list-item>
        <text:list-item>
          <text:p text:style-name="P90">3 KGs were created for ground truth argumentation, causality and generated <text:span text:style-name="T30">argument graph(built from a set of arguments)</text:span></text:p>
        </text:list-item>
        <text:list-item>
          <text:p text:style-name="P91">Ground truth argumentation graph: It consisted of relations(edges) and concepts(nodes). A concept is a noun and a relation determines the effect that a concept has on the other one.(Enriches/ deteriorates/ supports)</text:p>
        </text:list-item>
        <text:list-item>
          <text:p text:style-name="P91">A concept has 2 attributes: The source and the determination of the consequences(if they are good or bad)</text:p>
        </text:list-item>
        <text:list-item>
          <text:p text:style-name="P91">Consequences are mapped to their respective effects</text:p>
        </text:list-item>
        <text:list-item>
          <text:p text:style-name="P92">Generated KG: It is based on texts from args.me and kialo. The generated text was processed to identify the topic and the relation. Postprocessing was also done to improve the quality of the generated arguments.</text:p>
        </text:list-item>
        <text:list-item>
          <text:p text:style-name="P92">Causality KG: The construction of the KG was done by applying different information extraction techniques including bootstrapping, linguistic patterns, and sequence tagging on ClueWeb12 and Wikipedia. </text:p>
        </text:list-item>
        <text:list-item>
          <text:p text:style-name="P93">GPT-2 was fine tuned on the datasets from args.me and kialo</text:p>
        </text:list-item>
        <text:list-item>
          <text:p text:style-name="P93">Different models were prompted to test the results. The model was iteratively fine-tuned and KGs were added iteratively as well. It was tested in each iteration.</text:p>
        </text:list-item>
        <text:list-item>
          <text:p text:style-name="P93">The model was manually annotated based on 5 points: relevance, content richness, argumentativeness, plausibility and bias.</text:p>
        </text:list-item>
        <text:list-item>
          <text:p text:style-name="P94">Results showed that the fine-tuned models were better than GPT-2 in the different dimensions.</text:p>
        </text:list-item>
      </text:list>
      <text:p text:style-name="P12"/>
      <text:p text:style-name="P12"/>
      <text:p text:style-name="P13"><text:soft-page-break/>Notes on Fine-tuning for factuality:</text:p>
      <text:list xml:id="list3052866147" text:style-name="L14">
        <text:list-item>
          <text:p text:style-name="P95">We show that learning from automatically generated factuality preference rankings, generated either through existing retrieval systems or our novel retrieval-free approach, significantly improves the factuality (percent of generated claims that are correct) of Llama-2 on held-out topics compared with RLHF or decoding strategies targeted at factuality.</text:p>
        </text:list-item>
        <text:list-item>
          <text:p text:style-name="P95">Integral question: Can language models be fine-tuned to leverage this internal awareness, to avoid making untrue statements in the first place?</text:p>
        </text:list-item>
        <text:list-item>
          <text:p text:style-name="P95">Methods used: </text:p>
          <text:list>
            <text:list-item>
              <text:p text:style-name="P95">Reference-based automated fact-checking methods that evaluate the extent to which an external knowledge base supports the claims in a piece of text.</text:p>
            </text:list-item>
            <text:list-item>
              <text:p text:style-name="P95">Reference-free truthfulness evaluations that use a model’s own confidence as a proxy for truthfulness</text:p>
            </text:list-item>
          </text:list>
        </text:list-item>
        <text:list-item>
          <text:p text:style-name="P95"><text:span text:style-name="T34">T</text:span>o evaluate a piece of text, FactScore first extracts a list of the atomic claims present in the text using GPT-3.5. For each atomic claim, a smaller, more efficient model such as a Llama-1-7B model that has been fine-tuned for fact-checking is then used to perform natural language inference to determine if a claim is supported by the reference text. </text:p>
        </text:list-item>
        <text:list-item>
          <text:p text:style-name="P96">After the claims are extracted, the truthfulness score is determined by either reference-based method or reference-free method. In the reference-based method, a claim is tested by another LLM and a score of 0 (not verified) or 1(verified) is given. In the reference-free method, the claim is converted into a question which <text:span text:style-name="T35">is answered by another LLM and the question is asked numerous times and the most frequently generated answer is chosen with its frequency.</text:span></text:p>
        </text:list-item>
        <text:list-item>
          <text:p text:style-name="P97">Results showed that the number of factual responses slightly increased and the incorrect responses decreased. This led to the percentage of factuality being higher than other models.</text:p>
        </text:list-item>
        <text:list-item>
          <text:p text:style-name="P97"><text:soft-page-break/>This paper also suggests clever prompting strategies to output a response woth high quality.</text:p>
        </text:list-item>
      </text:list>
      <text:p text:style-name="P14"/>
      <text:p text:style-name="P26">Notes on Retrieval-Augmented Generation for Large Language Models: A Survey</text:p>
      <text:list xml:id="list1424204556" text:style-name="L15">
        <text:list-item>
          <text:p text:style-name="P98">LLMs have problems producing factual responses when faced with a prompt which requires information which is not in the training data of the LLM or which requires up-to-date information.</text:p>
        </text:list-item>
        <text:list-item>
          <text:p text:style-name="P98">RAG involves an initial retrieval step where the LLMs query an external data source to obtain relevant information before proceeding to answer questions or generate text. This process not only informs the subsequent generation phase but also ensures that the responses are grounded in retrieved evidence, thereby significantly enhancing the accuracy and relevance of the output.</text:p>
        </text:list-item>
        <text:list-item>
          <text:p text:style-name="P99">Without RAG if prompted: “What is the latest news on the firing of Sam Altman?(CEO of OpenAI)” would return some factually incorrect answers or a negative answer. But with RAG, the LLM has access to an external KB, where all the latest data is stored. This saves time and effort to continuously fine-tune the LLMs on new data.</text:p>
        </text:list-item>
        <text:list-item>
          <text:p text:style-name="P99">There are different retrieval strategies while using RAG: Single [Wang et al., 2023e, Shi et al., 2023] to adaptive [Jiang et al., 2023b, Huang et al., 2023] and multiple retrieval [Izacard et al., 2022] methods. More frequent retrievals would result in more factual data but then it would be inefficient. So, it is a tradeoff between accuracy and efficiency.</text:p>
        </text:list-item>
        <text:list-item>
          <text:p text:style-name="P100">Drawbacks in naive RAG: Low precision in retrieval and poorly planned generation. The generation isn’t coherent .</text:p>
        </text:list-item>
        <text:list-item>
          <text:p text:style-name="P101">Advanced RAG was introduced to overcome the shortcomings of naive RAG. It used pre-retrieval and post-retrival methods. <text:span text:style-name="T36">Pre-retrieval process optimizes the retrieved data by elevating </text:span><text:soft-page-break/><text:span text:style-name="T36">consistency, removing irregularities and irrelevant data and adding metadata.</text:span></text:p>
        </text:list-item>
        <text:list-item>
          <text:p text:style-name="P101">During the retrieval stage, the primary focus is on identifying the appropriate context by calculating the similarity between the query and chunks. The embedding model is central to this process.</text:p>
        </text:list-item>
        <text:list-item>
          <text:p text:style-name="P102">During post-retrieval, the gathered documents will be sorted by relevance to the edges of the prompt to fit in the context window. If all the documents retrieved are given to the LLM then all the documents cannot fit in the context window. This strategy has been implemented in frameworks like Langchain.</text:p>
        </text:list-item>
        <text:list-item>
          <text:p text:style-name="P103">Modular RAG is dynamic and versatile. It has different modules in it and depending on the use case, the most suitable module can be used.</text:p>
          <text:list>
            <text:list-item>
              <text:p text:style-name="P103">Search Module: It is an extensive search modeule that uses query language like SQL to retrieve data.</text:p>
            </text:list-item>
            <text:list-item>
              <text:p text:style-name="P103">Memory Module: It enhances the retrieval process by returning an output which is a memory which resembles the output.</text:p>
            </text:list-item>
            <text:list-item>
              <text:p text:style-name="P103">Fusion: It retrieves answers from the query as well as the extended query to provide additional insight as well as information that could prove useful for further research.</text:p>
            </text:list-item>
            <text:list-item>
              <text:p text:style-name="P103">Routing: It routes the query to the suitable knowledge base(KG or vector database or embedding)</text:p>
            </text:list-item>
            <text:list-item>
              <text:p text:style-name="P104">Predict: It reduces the irrelevance of the retrieved document by providing a context.</text:p>
            </text:list-item>
          </text:list>
        </text:list-item>
        <text:list-item>
          <text:p text:style-name="P104"><text:span text:style-name="T37">U</text:span>nlike traditional language models, RAG’s generator sets itself apart by improving accuracy and relevance via the incorporation of retrieved data. <text:span text:style-name="T37">The generator is guided by the retrieved text to </text:span>ensure coherence between the generated content and the obtained information. </text:p>
        </text:list-item>
        <text:list-item>
          <text:p text:style-name="P104">RAG is like giving a model a textbook for tailored information retrieval, perfect for specific queries. On the other hand,FT is like a <text:soft-page-break/>student internalizing knowledge over time, better for replicating specific structures, styles, or formats. FT can improve model performance and efficiency by reinforcing base model knowledge, adjusting outputs, and teaching complex instructions. However, it is not as good for integrating new knowledge or rapidly iterating new use cases.</text:p>
        </text:list-item>
        <text:list-item>
          <text:p text:style-name="P104">The two methods, RAG and FT, are not mutually exclusive and can be complementary, augmenting a model’s capabilities at different levels. In some cases, their combined use may yield optimal performance.</text:p>
        </text:list-item>
      </text:list>
      <text:p text:style-name="P15"/>
      <text:p text:style-name="P15"/>
      <text:p text:style-name="P27">Notes on Instruction Tuning for Large Language Models: A Survey</text:p>
      <text:list xml:id="list753597472" text:style-name="L16">
        <text:list-item>
          <text:p text:style-name="P110">Instruction fine-tuning relies heavily on the instruction. The quality and the creativity in the instruction is key to the a better performance during fine-tuning.</text:p>
        </text:list-item>
        <text:list-item>
          <text:p text:style-name="P110">P3 Dataset: Input, Answer choices and Targets. For eg. Input: “If he likes Mary, does he like Mary’s cat?”. Answer choices: “Yes”, “No”, “Undetermined”</text:p>
        </text:list-item>
        <text:list-item>
          <text:p text:style-name="P110">xP3, Flan, <text:span text:style-name="T38">LIMA</text:span> Dataset: Only includes Inputs and Targets which means that it consists of the sentence and answer.</text:p>
        </text:list-item>
        <text:list-item>
          <text:p text:style-name="P110">Natural Instructions: The dataset is comprised of "instructions" and "instances". Each instance in the "instructions" is a task description consisting of 7 components: title, definition, things to avoid emphasis/caution, prompt, positive example, and negative example. Each instance consists of an input and output pair.</text:p>
        </text:list-item>
        <text:list-item>
          <text:p text:style-name="P111">Domain related instruction fine-tuning. Different models fine-<text:soft-page-break/>tuned for specific domains. Eg. RadiologyGPT, <text:span text:style-name="T39">InstructDial,etc.</text:span></text:p>
        </text:list-item>
        <text:list-item>
          <text:p text:style-name="P112">Methods to improve instruction fine-tuning: LoRA, HINT, QLORA, etc.</text:p>
        </text:list-item>
      </text:list>
      <text:p text:style-name="P29"/>
      <text:p text:style-name="P29"/>
      <text:p text:style-name="P28">Notes on AEG: Argumentative Essay Generation via A Dual-Decoder Model with Content Planning</text:p>
      <text:list xml:id="list1918230358" text:style-name="L17">
        <text:list-item>
          <text:p text:style-name="P113">We propose a new task of argumentative essay generation and create a large-scale and high-quality benchmark for this task.</text:p>
        </text:list-item>
        <text:list-item>
          <text:p text:style-name="P113">We establish a Transformer-based model with dual-decoder which generates argumentative essays in a plan-and-write manner, and further improve the model performance via pre-training.</text:p>
        </text:list-item>
        <text:list-item>
          <text:p text:style-name="P113">Using both automatic and human evaluations,we demonstrate that our proposed model can generate more coherent and persuasive argumentative essays with higher diversity and less repetition rate compared to several baselines.</text:p>
        </text:list-item>
        <text:list-item>
          <text:p text:style-name="P114">Fine-tuned on Dataset that they constructed themselves. The dataset consisted of argumentative essay with the quality of a standardized essay in IELTS, TOEFL exercises. The essays were extracted from the Essay Forum. That dataset consists of only arguentative essays, the other essays were filtered out</text:p>
        </text:list-item>
        <text:list-item>
          <text:p text:style-name="P114">Planning and writing architecture.</text:p>
        </text:list-item>
        <text:list-item>
          <text:p text:style-name="P114"><text:soft-page-break/>Dual-Decoder Model -&gt; Planning Decoder and Writing Decoder</text:p>
        </text:list-item>
      </text:list>
      <text:p text:style-name="P30"/>
      <text:p text:style-name="P31">Notes on Scaling Instruction-Finetuned Language Models:</text:p>
      <text:list xml:id="list3511055622" text:style-name="L18">
        <text:list-item>
          <text:p text:style-name="P115">Instruction-Fine-Tuning to generalize on unseen tasks.</text:p>
        </text:list-item>
        <text:list-item>
          <text:p text:style-name="P115">IFT reduces need of few-shot-exemplars</text:p>
        </text:list-item>
        <text:list-item>
          <text:p text:style-name="P115">CoT data shown to improve performance of LLMs on unseen tasks</text:p>
        </text:list-item>
        <text:list-item>
          <text:p text:style-name="P116">Best to IFT on a wide variety of tasks for generalization</text:p>
        </text:list-item>
        <text:list-item>
          <text:p text:style-name="P116">CoT prompting helps achieve SOTA performance</text:p>
        </text:list-item>
        <text:list-item>
          <text:p text:style-name="P117">Toxic language and bias decreased in IFT models</text:p>
        </text:list-item>
      </text:list>
      <text:p text:style-name="P118"/>
      <text:p text:style-name="P118"/>
      <text:p text:style-name="P119">Notes on Topic Ontologies for Arguments</text:p>
      <text:list xml:id="list3506271631" text:style-name="L19">
        <text:list-item>
          <text:p text:style-name="P120">As recently shown, for example, by Reuver et al. (2021), training computational models to extract, analyze, or generate arguments with a broad topic coverage improves their generalizability.</text:p>
        </text:list-item>
        <text:list-item>
          <text:p text:style-name="P120">We have identified and tapped three authoritative sources of ontological knowledge covering global issues, controversies, and popular debates: the World Economic Forum’s “Strategic Intelligence” site, Wikipedia’s list of controversial topics, and Debatepedia’s debate classification system (Section 4). They form the basis for The Argument Ontology (TAO)</text:p>
        </text:list-item>
        <text:list-item>
          <text:p text:style-name="P120"><text:span text:style-name="T40">T</text:span>opic ontologies provide for a knowledge organization <text:soft-page-break/>principle, and, especially if widely accepted,also a standard. <tex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font-size-asian="7pt" style:font-size-complex="7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loext:opacity="100%" fo:font-size="18pt" style:text-underline-style="solid" style:text-underline-width="auto" style:text-underline-color="font-color"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22T18:02:52.689392317</dc:date>
    <meta:editing-duration>P3DT7H40M12S</meta:editing-duration>
    <meta:editing-cycles>23</meta:editing-cycles>
    <meta:document-statistic meta:table-count="0" meta:image-count="0" meta:object-count="0" meta:page-count="23" meta:paragraph-count="223" meta:word-count="4924" meta:character-count="32426" meta:non-whitespace-character-count="27837"/>
  </office:meta>
</office:document-meta>
</file>